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TermPositions.seek( TermInfo ti , Term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TermPositions.lazySki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gmentTermPositions.skipPositions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TermPositions.skipping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Positions.next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TermPositions.read( final int [ ] docs , final int [ ] freq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Positions.skipProx( long proxPointer , int payloa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gmentTermPosition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TermPositions.isPayload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Positions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Positions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gmentTermPositions.getPayload( byte [ ] data , int 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gmentTermPositions.SegmentTermPositions( SegmentRead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TermPositions.readDeltaPos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gmentTermPositions.skipPay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